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9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background-color="#bababa" fo:border="0.06pt solid #000000"/>
    </style:style>
    <style:style style:name="ce4" style:family="table-cell" style:parent-style-name="Default" style:data-style-name="N84">
      <style:table-cell-properties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no-wrap" fo:border="0.06pt solid #000000"/>
    </style:style>
    <style:style style:name="ce2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ce2"/>
        <table:table-column table:style-name="co1" table:number-columns-repeated="11" table:default-cell-style-name="Default"/>
        <table:table-row table:style-name="ro1"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I Grupė, akad. Val.</text:p>
          </table:table-cell>
          <table:table-cell table:style-name="ce3" office:value-type="string" calcext:value-type="string">
            <text:p>II Grupė, akad. Val.</text:p>
          </table:table-cell>
          <table:table-cell table:style-name="ce3" office:value-type="string" calcext:value-type="string">
            <text:p>I Grupė</text:p>
          </table:table-cell>
          <table:table-cell table:style-name="ce3" office:value-type="string" calcext:value-type="string">
            <text:p>II Grupė</text:p>
          </table:table-cell>
          <table:table-cell table:number-columns-repeated="11"/>
        </table:table-row>
        <table:table-row table:style-name="ro2">
          <table:table-cell table:style-name="ce4" office:value-type="date" office:date-value="2018-02-07" calcext:value-type="date">
            <text:p>2018-02-07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6" office:value-type="string" calcext:value-type="string">
            <text:p>Įvadas: Kurso pristatymas</text:p>
            <text:p>Instaliavimas R, Rstudio, Git (Gitbash), Hithub paskyros sukūrimas</text:p>
            <text:p>R, Rstudio, Git pagrindai</text:p>
          </table:table-cell>
          <table:table-cell table:style-name="ce6"/>
          <table:table-cell table:number-columns-repeated="11"/>
        </table:table-row>
        <table:table-row table:style-name="ro2">
          <table:table-cell table:style-name="ce4" table:formula="of:=+7+[.A2]" office:value-type="date" office:date-value="2018-02-14" calcext:value-type="date">
            <text:p>2018-02-14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Įvadas: Kurso pristatymas</text:p>
            <text:p>Instaliavimas R, Rstudio, Git (Gitbash), Hithub paskyros sukūrimas</text:p>
            <text:p>R, Rstudio, Git pagrindai</text:p>
          </table:table-cell>
          <table:table-cell table:number-columns-repeated="11"/>
        </table:table-row>
        <table:table-row table:style-name="ro1">
          <table:table-cell table:style-name="ce4" table:formula="of:=+7+[.A3]" office:value-type="date" office:date-value="2018-02-21" calcext:value-type="date">
            <text:p>2018-02-21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6" office:value-type="string" calcext:value-type="string">
            <text:p>R programavimo pagrindai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4" table:formula="of:=+7+[.A4]" office:value-type="date" office:date-value="2018-02-28" calcext:value-type="date">
            <text:p>2018-02-28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R programavimo pagrindai</text:p>
          </table:table-cell>
          <table:table-cell table:number-columns-repeated="11"/>
        </table:table-row>
        <table:table-row table:style-name="ro1">
          <table:table-cell table:style-name="ce4" table:formula="of:=+7+[.A5]" office:value-type="date" office:date-value="2018-03-07" calcext:value-type="date">
            <text:p>2018-03-07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6" office:value-type="string" calcext:value-type="string">
            <text:p>R programavimo pagrindai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4" table:formula="of:=+7+[.A6]" office:value-type="date" office:date-value="2018-03-14" calcext:value-type="date">
            <text:p>2018-03-14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R programavimo pagrindai</text:p>
          </table:table-cell>
          <table:table-cell table:number-columns-repeated="11"/>
        </table:table-row>
        <table:table-row table:style-name="ro1">
          <table:table-cell table:style-name="ce4" table:formula="of:=+7+[.A7]" office:value-type="date" office:date-value="2018-03-21" calcext:value-type="date">
            <text:p>2018-03-21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6" office:value-type="string" calcext:value-type="string">
            <text:p>Statistinių duomenų šaltiniai, pagrindiniai ekonominiai rodikliai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4" table:formula="of:=+7+[.A8]" office:value-type="date" office:date-value="2018-03-28" calcext:value-type="date">
            <text:p>2018-03-28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Statistinių duomenų šaltiniai, pagrindiniai ekonominiai rodikliai</text:p>
          </table:table-cell>
          <table:table-cell table:number-columns-repeated="11"/>
        </table:table-row>
        <table:table-row table:style-name="ro1">
          <table:table-cell table:style-name="ce4" table:formula="of:=+7+[.A9]" office:value-type="date" office:date-value="2018-04-04" calcext:value-type="date">
            <text:p>2018-04-04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6" office:value-type="string" calcext:value-type="string">
            <text:p>Tiriamoji duomenų analizė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4" table:formula="of:=+7+[.A10]" office:value-type="date" office:date-value="2018-04-11" calcext:value-type="date">
            <text:p>2018-04-11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Tiriamoji duomenų analizė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4" table:formula="of:=+7+[.A11]" office:value-type="date" office:date-value="2018-04-18" calcext:value-type="date">
            <text:p>2018-04-18</text:p>
          </table:table-cell>
          <table:table-cell table:style-name="ce5" table:number-columns-repeated="2"/>
          <table:table-cell table:style-name="ce6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4" table:formula="of:=+7+[.A12]" office:value-type="date" office:date-value="2018-04-25" calcext:value-type="date">
            <text:p>2018-04-25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Tiriamoji duomenų analizė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4" table:formula="of:=+7+[.A13]" office:value-type="date" office:date-value="2018-05-02" calcext:value-type="date">
            <text:p>2018-05-02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6" office:value-type="string" calcext:value-type="string">
            <text:p>Tiriamoji duomenų analizė</text:p>
          </table:table-cell>
          <table:table-cell table:style-name="ce6"/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4" table:formula="of:=+7+[.A14]" office:value-type="date" office:date-value="2018-05-09" calcext:value-type="date">
            <text:p>2018-05-09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Atkartojami tyrimai (Latex, Rmarkdown)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4" table:formula="of:=+7+[.A15]" office:value-type="date" office:date-value="2018-05-16" calcext:value-type="date">
            <text:p>2018-05-16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6" office:value-type="string" calcext:value-type="string">
            <text:p>Atkartojami tyrimai (Latex, Rmarkdown)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4" table:formula="of:=+7+[.A16]" office:value-type="date" office:date-value="2018-05-23" calcext:value-type="date">
            <text:p>2018-05-23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Atkartojami tyrimai (Latex, Rmarkdown)</text:p>
          </table:table-cell>
          <table:table-cell table:number-columns-repeated="8"/>
          <table:table-cell table:formula="of:=SUM([.N11:.N16])" office:value-type="float" office:value="32" calcext:value-type="float">
            <text:p>32</text:p>
          </table:table-cell>
          <table:table-cell table:formula="of:=SUM([.O11:.O16])" office:value-type="float" office:value="16" calcext:value-type="float">
            <text:p>16</text:p>
          </table:table-cell>
          <table:table-cell table:formula="of:=SUM([.P11:.P16])" office:value-type="float" office:value="82" calcext:value-type="float">
            <text:p>82</text:p>
          </table:table-cell>
        </table:table-row>
        <table:table-row table:style-name="ro1">
          <table:table-cell table:style-name="ce4" table:formula="of:=+7+[.A17]" office:value-type="date" office:date-value="2018-05-30" calcext:value-type="date">
            <text:p>2018-05-30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6" office:value-type="string" calcext:value-type="string">
            <text:p>Atkartojami tyrimai (Latex, Rmarkdown)</text:p>
          </table:table-cell>
          <table:table-cell table:style-name="ce6"/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4" office:value-type="date" office:date-value="2018-06-20" calcext:value-type="date">
            <text:p>2018-06-2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Egzaminas (90 min)</text:p>
          </table:table-cell>
          <table:table-cell table:number-columns-repeated="11"/>
        </table:table-row>
        <table:table-row table:style-name="ro1" table:number-rows-repeated="104855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/00/0000</text:date>, <text:time style:data-style-name="N2" text:time-value="13:17:56.331125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06:42:47.055048393</meta:creation-date>
    <dc:date>2019-01-19T13:19:22.120909830</dc:date>
    <meta:editing-duration>PT30M33S</meta:editing-duration>
    <meta:editing-cycles>3</meta:editing-cycles>
    <meta:generator>LibreOffice/6.0.7.3$Linux_X86_64 LibreOffice_project/00m0$Build-3</meta:generator>
    <meta:document-statistic meta:table-count="1" meta:cell-count="77" meta:object-count="0"/>
  </office:meta>
</office:document-meta>
</file>